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Je suis un simple visiteur</text:span> (pas de compte, déconnecté) = level_account = <text:span text:style-name="T1">9</text:span>;</text:p>
      <text:p text:style-name="Standard"/>
      <text:p text:style-name="Standard"><text:span text:style-name="T1">J'ai un compte </text:span>(Je peux commander des équipements, Je suis connecté, Je peux accéder à plus de pages comme les pages : Souscrire à un abonnement internet, Souscrire à un abonnement VoIP, Souscrire à un abonnement VOD, ce que je ne pouvais pas faire en déconnecté)</text:p>
      <text:p text:style-name="Standard">= level_account = <text:span text:style-name="T1">0</text:span>;</text:p>
      <text:p text:style-name="Standard"/>
      <text:p text:style-name="Standard">Je suis client à une offre VoIP = level_account = <text:span text:style-name="T1">1 = 001</text:span>;</text:p>
      <text:p text:style-name="Standard"/>
      <text:p text:style-name="Standard">Je suis client à une offre VOD = level_account = <text:span text:style-name="T1">2 = 010</text:span>;</text:p>
      <text:p text:style-name="Standard"/>
      <text:p text:style-name="Standard">Je suis abonné à internet = level_account = <text:span text:style-name="T1">4 = 100</text:span>;</text:p>
      <text:p text:style-name="Standard"/>
      <text:p text:style-name="Standard">Les combinaisons</text:p>
      <text:p text:style-name="Standard"/>
      <text:p text:style-name="Standard">Internet + VoIP = level_account = <text:span text:style-name="T1">5 = 101</text:span>;</text:p>
      <text:p text:style-name="Standard">Internet + VOD = level_account = <text:span text:style-name="T1">6 = 110</text:span>;</text:p>
      <text:p text:style-name="Standard">VoIP + VOD = level_account = <text:span text:style-name="T1">3 = 011</text:span>;</text:p>
      <text:p text:style-name="Standard"/>
      <text:p text:style-name="Standard">Je suis abonné Triple play <text:bookmark-start text:name="DDE_LINK"/>= level_account = 7<text:span text:style-name="T1"> = 111</text:span>;<text:bookmark-end text:name="DDE_LINK"/></text:p>
      <text:p text:style-name="Standard"/>
      <text:p text:style-name="Standard">Je suis admin = level_account = 8<text:span text:style-name="T1"> = 111</text:span>;</text:p>
      <text:p text:style-name="Standard"/>
      <text:p text:style-name="Standard">ps : comme on a déjà dit et pour ceux qui se pose la question on peut être juste client VoIP ou VOD sans être abonné : on peut avoir un FAI ailleurs (d'ailleurs comment on y accède au site les gens on déjà un FAI oui un hot spot gratuit ça existe aussi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vincent</meta:initial-creator>
    <meta:creation-date>2009-02-10T19:07:25</meta:creation-date>
    <dc:creator>vincent</dc:creator>
    <dc:date>2009-02-13T10:54:27</dc:date>
    <meta:editing-cycles>4</meta:editing-cycles>
    <meta:editing-duration>PT1H12M3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3" meta:word-count="179" meta:character-count="1007"/>
  </office:meta>
</office:document-meta>
</file>